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b06" officeooo:paragraph-rsid="001b9b0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b9b06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baa2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9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3">30th</text:span> of <text:span text:style-name="T3">May</text:span> 202<text:span text:style-name="T3">3</text:span> under the <text:span text:style-name="T3">30th</text:span> PA Meeting.</text:p>
      <text:p text:style-name="P1"/>
      <text:p text:style-name="P1">The Assembly, recognising the current situation,</text:p>
      <text:p text:style-name="P1"/>
      <text:p text:style-name="P2">Constitutes the need to make the nether functional for travel and nice.</text:p>
      <text:p text:style-name="P2">To have at least one main tunnel (north-south, can also add one east-west) that is big enough for flying with a somewhat standardized design that we vote on. Everyone can connect their portal to the main tunnel.</text:p>
      <text:p text:style-name="P1"/>
      <text:p text:style-name="P1">And proceeds.</text:p>
      <text:p text:style-name="P1"/>
      <text:p text:style-name="P1">Signed by,</text:p>
      <text:p text:style-name="P2">lemongrassjam</text:p>
      <text:p text:style-name="P2">FVerndari</text:p>
      <text:p text:style-name="P2">Comradedoggo_23</text:p>
      <text:p text:style-name="P2">Emeralda_axe7</text:p>
      <text:p text:style-name="P1"/>
      <text:p text:style-name="P1"/>
      <text:p text:style-name="P1"/>
      <text:p text:style-name="P4"><text:span text:style-name="T1">[</text:span><text:span text:style-name="T2">Motion 30-6: To make the nether functional for travel and nic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54:32.063015669</dc:date>
    <meta:editing-duration>PT2M43S</meta:editing-duration>
    <meta:editing-cycles>7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1" meta:word-count="89" meta:character-count="550" meta:non-whitespace-character-count="472"/>
  </office:meta>
</office:document-meta>
</file>